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</style:style>
    <style:style style:name="ce2" style:family="table-cell" style:parent-style-name="Default">
      <style:table-cell-properties fo:border="0.54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ice Average</text:p>
          </table:table-cell>
          <table:covered-table-cell table:number-columns-repeated="10" table:style-name="ce2"/>
        </table:table-row>
        <table:table-row table:style-name="ro1">
          <table:table-cell table:style-name="ce2" office:value-type="string" calcext:value-type="string">
            <text:p>Roll / Kee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9.5" calcext:value-type="float">
            <text:p>9.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1.04" calcext:value-type="float">
            <text:p>11.04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8.1" calcext:value-type="float">
            <text:p>18.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27.6" calcext:value-type="float">
            <text:p>27.6</text:p>
          </table:table-cell>
          <table:table-cell table:style-name="ce2" office:value-type="float" office:value="29.4" calcext:value-type="float">
            <text:p>29.4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31.9" calcext:value-type="float">
            <text:p>31.9</text:p>
          </table:table-cell>
          <table:table-cell table:style-name="ce2" office:value-type="float" office:value="32.7" calcext:value-type="float">
            <text:p>32.7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style-name="ce2" office:value-type="float" office:value="27.4" calcext:value-type="float">
            <text:p>27.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3.6" calcext:value-type="float">
            <text:p>33.6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37.4" calcext:value-type="float">
            <text:p>37.4</text:p>
          </table:table-cell>
          <table:table-cell table:style-name="ce2" office:value-type="float" office:value="38.8" calcext:value-type="float">
            <text:p>38.8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5"/>
          <table:table-cell table:style-name="ce2" office:value-type="float" office:value="32.9" calcext:value-type="float">
            <text:p>32.9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41.9" calcext:value-type="float">
            <text:p>41.9</text:p>
          </table:table-cell>
          <table:table-cell table:style-name="ce2" office:value-type="float" office:value="43.7" calcext:value-type="float">
            <text:p>43.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45.4" calcext:value-type="float">
            <text:p>45.4</text:p>
          </table:table-cell>
          <table:table-cell table:style-name="ce2" office:value-type="float" office:value="47.9" calcext:value-type="float">
            <text:p>47.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style-name="ce2" office:value-type="float" office:value="43.8" calcext:value-type="float">
            <text:p>43.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number-columns-repeated="8"/>
          <table:table-cell table:style-name="ce2" office:value-type="float" office:value="49.6" calcext:value-type="float">
            <text:p>49.6</text:p>
          </table:table-cell>
          <table:table-cell table:style-name="ce2" office:value-type="float" office:value="53.4" calcext:value-type="float">
            <text:p>53.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number-columns-repeated="9"/>
          <table:table-cell table:style-name="ce2" office:value-type="float" office:value="54.864" calcext:value-type="float">
            <text:p>54.864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Sorenson</meta:initial-creator>
    <meta:creation-date>2013-12-09T18:48:54.409295778</meta:creation-date>
    <dc:date>2013-12-09T19:07:48.653183898</dc:date>
    <dc:creator>Nicholas Sorenson</dc:creator>
    <meta:editing-duration>PT2M50S</meta:editing-duration>
    <meta:editing-cycles>1</meta:editing-cycles>
    <meta:document-statistic meta:table-count="1" meta:cell-count="77" meta:object-count="0"/>
    <meta:generator>LibreOffice/4.1.3.2$Linux_X86_64 LibreOffice_project/410$Build-2</meta:generator>
  </office:meta>
</office:document-meta>
</file>